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text-align="center" fo:background-color="#FFFFFF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background-color="#FFFFFF"/>
    </style:style>
    <style:style style:name="P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1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  <style:text-properties fo:font-weight="bold" style:font-weight-asian="bold"/>
    </style:style>
    <style:style style:name="P1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1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1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1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1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1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1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1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3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4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4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4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4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4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4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4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name="P4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background-color="#FFFFFF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JONAS KUHN</text:p>
      <text:p text:style-name="P2"/>
      <text:p text:style-name="P3">Rua São Bonifácio, Centro- Itapiranga</text:p>
      <text:p text:style-name="P4">CEP: 89.896-000</text:p>
      <text:p text:style-name="P5">(49) 98409-2414</text:p>
      <text:p text:style-name="P6"><text:a xlink:href="mailto:jonaskuhn220@gmail.com" office:target-frame-name="_top" xlink:show="replace">jonaskuhn220@gmail.com</text:a><text:tab/></text:p>
      <text:p text:style-name="P7">Brasileiro, Cerro Largo</text:p>
      <text:p text:style-name="P8">22/02/2000</text:p>
      <text:p text:style-name="P9"><draw:custom-shape svg:x="0in" svg:y="0in" svg:width="45.51042in" svg:height="0.00139in" draw:z-index="0" draw:id="id0" draw:style-name="a0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10"/>
      <text:p text:style-name="P11">Cargo que eu quero;</text:p>
      <text:p text:style-name="P12"><draw:custom-shape svg:x="0in" svg:y="0in" svg:width="45.51042in" svg:height="0.00139in" draw:z-index="0" draw:id="id1" draw:style-name="a1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P13"/>
      <text:p text:style-name="P14">Liderar equipe;</text:p>
      <text:p text:style-name="P15">Raciocínio lógico rápido;</text:p>
      <text:p text:style-name="P16"><draw:custom-shape svg:x="0in" svg:y="0in" svg:width="45.51042in" svg:height="0.00139in" draw:z-index="0" draw:id="id2" draw:style-name="a2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17"/>
      <text:p text:style-name="P18">Gestão da tecnologia da informação – FAI Faculdades</text:p>
      <text:p text:style-name="P19">Início - 15 de fevereiro de 2017</text:p>
      <text:p text:style-name="P20">Conclusão – Dezembro de 2020</text:p>
      <text:p text:style-name="P21"/>
      <text:p text:style-name="P22">Curso EXT JS – Loiane Groner</text:p>
      <text:p text:style-name="P23">Início 07 de março de 2017</text:p>
      <text:p text:style-name="P24">Conclusão<text:s/>final de Abril - 2017</text:p>
      <text:p text:style-name="P25"/>
      <text:p text:style-name="P26">Curso Sencha<text:s/>Touch 2 – Loiane Groner</text:p>
      <text:p text:style-name="P27">Início 08 de março de 2017</text:p>
      <text:p text:style-name="P28">Conclusão início de Abril - 2017</text:p>
      <text:p text:style-name="P29"/>
      <text:p text:style-name="P30">Curso Java Básico</text:p>
      <text:p text:style-name="P31">Início 09 de março de 2017</text:p>
      <text:p text:style-name="P32">Conclusão início de Maio - 2017</text:p>
      <text:p text:style-name="P33"/>
      <text:p text:style-name="P34">Curso Estrutura de Dados e Algoritmos como Java</text:p>
      <text:p text:style-name="P35">Início 10 de março de 2017</text:p>
      <text:p text:style-name="P36">Conclusão início de Maio - 2017</text:p>
      <text:p text:style-name="P37"><draw:custom-shape svg:x="0in" svg:y="0in" svg:width="45.51042in" svg:height="0.00139in" draw:z-index="0" draw:id="id3" draw:style-name="a3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38"/>
      <text:p text:style-name="P39">Conhecimentos em pacotes Office</text:p>
      <text:p text:style-name="P40">Trabalho com redes sociais</text:p>
      <text:p text:style-name="P41"><draw:custom-shape svg:x="0in" svg:y="0in" svg:width="45.51042in" svg:height="0.00139in" draw:z-index="0" draw:id="id4" draw:style-name="a4" draw:name="Horizontal Line 10" text:anchor-type="as-char"><svg:title/><svg:desc/><draw:enhanced-geometry draw:type="non-primitive" svg:viewBox="0 0 21600 21600" draw:enhanced-path="M 0 0 L 21600 0 21600 21600 0 21600 Z N"/></draw:custom-shape></text:p>
      <text:p text:style-name="P42"/>
      <text:p text:style-name="P43">Formação em língua alemã em ensino fundamental;</text:p>
      <text:p text:style-name="P44">Conhecimento básico do inglês;</text:p>
      <text:p text:style-name="P45"><draw:custom-shape svg:x="0in" svg:y="0in" svg:width="45.51042in" svg:height="0.00139in" draw:z-index="0" draw:id="id5" draw:style-name="a5" draw:name="Horizontal Line 11" text:anchor-type="as-char"><svg:title/><svg:desc/><draw:enhanced-geometry draw:type="non-primitive" svg:viewBox="0 0 21600 21600" draw:enhanced-path="M 0 0 L 21600 0 21600 21600 0 21600 Z N"/></draw:custom-shape></text:p>
      <text:p text:style-name="P46"/>
      <text:p text:style-name="P47">Trabalhos pastorais em centro educativo em São Miguel do Oeste – SC<text:s/>no<text:s/>centro educativo La Salle Peper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iente</dc:creator>
    <meta:creation-date>2017-03-08T19:20:00Z</meta:creation-date>
    <dc:date>2017-03-12T13:18:00Z</dc:date>
    <meta:template xlink:href="Normal" xlink:type="simple"/>
    <meta:editing-cycles>2</meta:editing-cycles>
    <meta:editing-duration>PT660S</meta:editing-duration>
    <meta:document-statistic meta:page-count="1" meta:paragraph-count="1" meta:word-count="155" meta:character-count="997" meta:row-count="7" meta:non-whitespace-character-count="843"/>
  </office:meta>
</office:document-meta>
</file>